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6566" officeooo:paragraph-rsid="0012656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6566" officeooo:paragraph-rsid="0012656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748da"/>
    </style:style>
    <style:style style:name="P4" style:family="paragraph" style:parent-style-name="Standard">
      <style:paragraph-properties fo:text-align="start" style:justify-single-word="false"/>
      <style:text-properties officeooo:paragraph-rsid="001b6217"/>
    </style:style>
    <style:style style:name="P5" style:family="paragraph" style:parent-style-name="Standard">
      <style:paragraph-properties fo:text-align="start" style:justify-single-word="false"/>
      <style:text-properties officeooo:paragraph-rsid="001b93fa"/>
    </style:style>
    <style:style style:name="P6" style:family="paragraph" style:parent-style-name="Standard">
      <style:paragraph-properties fo:text-align="start" style:justify-single-word="false"/>
      <style:text-properties officeooo:paragraph-rsid="001b93fa"/>
    </style:style>
    <style:style style:name="T1" style:family="text">
      <style:text-properties officeooo:rsid="0013c9f8"/>
    </style:style>
    <style:style style:name="T2" style:family="text">
      <style:text-properties officeooo:rsid="0015880f"/>
    </style:style>
    <style:style style:name="T3" style:family="text">
      <style:text-properties officeooo:rsid="001748da"/>
    </style:style>
    <style:style style:name="T4" style:family="text">
      <style:text-properties fo:font-size="12pt" officeooo:rsid="001748da" style:font-size-asian="10.5pt" style:font-size-complex="12pt"/>
    </style:style>
    <style:style style:name="T5" style:family="text">
      <style:text-properties fo:font-size="12pt" officeooo:rsid="001866ac" style:font-size-asian="10.5pt" style:font-size-complex="12pt"/>
    </style:style>
    <style:style style:name="T6" style:family="text">
      <style:text-properties fo:font-weight="bold" officeooo:rsid="001e3a1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48da" style:font-weight-asian="normal" style:font-weight-complex="normal"/>
    </style:style>
    <style:style style:name="T9" style:family="text">
      <style:text-properties fo:font-weight="normal" officeooo:rsid="0017cfd6" style:font-weight-asian="normal" style:font-weight-complex="normal"/>
    </style:style>
    <style:style style:name="T10" style:family="text">
      <style:text-properties fo:font-weight="normal" officeooo:rsid="0018ef1e" style:font-weight-asian="normal" style:font-weight-complex="normal"/>
    </style:style>
    <style:style style:name="T11" style:family="text">
      <style:text-properties fo:font-weight="normal" officeooo:rsid="001a16d1" style:font-weight-asian="normal" style:font-weight-complex="normal"/>
    </style:style>
    <style:style style:name="T12" style:family="text">
      <style:text-properties fo:font-weight="normal" officeooo:rsid="001b6217" style:font-weight-asian="normal" style:font-weight-complex="normal"/>
    </style:style>
    <style:style style:name="T13" style:family="text">
      <style:text-properties fo:font-weight="normal" officeooo:rsid="001b93fa" style:font-weight-asian="normal" style:font-weight-complex="normal"/>
    </style:style>
    <style:style style:name="T14" style:family="text">
      <style:text-properties fo:font-weight="normal" officeooo:rsid="001c96e9" style:font-weight-asian="normal" style:font-weight-complex="normal"/>
    </style:style>
    <style:style style:name="T15" style:family="text">
      <style:text-properties fo:font-weight="normal" officeooo:rsid="001e3a17" style:font-weight-asian="normal" style:font-weight-complex="normal"/>
    </style:style>
    <style:style style:name="T16" style:family="text">
      <style:text-properties officeooo:rsid="001866ac"/>
    </style:style>
    <style:style style:name="T17" style:family="text">
      <style:text-properties style:text-underline-style="solid" style:text-underline-width="auto" style:text-underline-color="font-color" fo:font-weight="normal" officeooo:rsid="001e3a17" style:font-weight-asian="normal" style:font-weight-complex="normal"/>
    </style:style>
    <style:style style:name="T18" style:family="text">
      <style:text-properties style:text-underline-style="none" fo:font-weight="normal" officeooo:rsid="001e3a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ción de estrategia</text:p>
      <text:p text:style-name="P1"/>
      <text:p text:style-name="P2"/>
      <text:p text:style-name="P2"><text:bookmark-start text:name="__DdeLink__3_1820316870"/><text:bookmark-start text:name="__DdeLink__20_1820316870"/><text:bookmark-start text:name="__DdeLink__0_1820316870"/>Lo primero fue evaluar cada uno de los supuestos, en mi caso el 4 fue el que mas me llamo la atención.<text:bookmark-end text:name="__DdeLink__0_1820316870"/> Este supuesto tambien era el mas claro ya que era una idea concreta. Mi idea al crear el correo fue la de intentar maximizar la participacion en el concurso. </text:p>
      <text:p text:style-name="P2"/>
      <text:p text:style-name="P2">Para comenzar decidi visitar la pagina web de la feria de 2 Ruedas para conocer su estetica y hacer un email acorde con la misma y vi que los colores principales de la pagina eran el negro y el rojo brillante junto al blanco para los textos y que asi sean facilmente legibles. <text:bookmark-end text:name="__DdeLink__3_1820316870"/><text:bookmark-start text:name="__DdeLink__5_1820316870"/>Siguiendo por la misma linea decidi utilizar la misma fuente o al menos la mas parecida que encontre en este caso la ‘Sans-serif’, <text:bookmark-end text:name="__DdeLink__5_1820316870"/><text:bookmark-start text:name="__DdeLink__8_1820316870"/>con el proposito de mantener la coherencia con la pagina web <text:span text:style-name="T1">de 2 Ruedas</text:span><text:bookmark-end text:name="__DdeLink__8_1820316870"/><text:span text:style-name="T1">, </text:span><text:span text:style-name="T2">esta decision continua con la identidad de la marca y tambien ayuda a que el texto sea lo mas legible posible.</text:span></text:p>
      <text:p text:style-name="P2"/>
      <text:p text:style-name="P3"><text:bookmark-start text:name="__DdeLink__10_1820316870"/><text:span text:style-name="T4">Con esta fuente y color, la diferencia de tamaños en el texto es clave para la gerarquia visual, por eso el </text:span><text:span text:style-name="T5">titulo</text:span> <text:span text:style-name="T3">esta en mayusculas y en negrita </text:span><text:span text:style-name="T16">con un tamaño superior al resto del mensaje, </text:span><text:span text:style-name="T3">para que llame la atencion de la persona que reciba el correo </text:span><text:bookmark-start text:name="__DdeLink__12_1820316870"/><text:span text:style-name="T3">y tenga la curiosidad de </text:span><text:bookmark-end text:name="__DdeLink__10_1820316870"/>seguir leyendo y descubrir la oportunidad que se le presenta. <text:span text:style-name="T3">Esta curiosidad generada al incio es crucial para que continue leyendo y</text:span><text:span text:style-name="T8"> </text:span><text:bookmark-end text:name="__DdeLink__12_1820316870"/><text:span text:style-name="Strong_20_Emphasis"><text:span text:style-name="T7">comprenda rápidamente </text:span></text:span><text:span text:style-name="Strong_20_Emphasis"><text:span text:style-name="T8">la </text:span></text:span><text:span text:style-name="Strong_20_Emphasis"><text:span text:style-name="T7">oferta </text:span></text:span><text:span text:style-name="Strong_20_Emphasis"><text:span text:style-name="T8">que se le presenta unas</text:span></text:span><text:span text:style-name="Strong_20_Emphasis"><text:span text:style-name="T7"> entradas gratuitas para el GP de Cheste. Para reforzar este mensaje y mantener el interés, utilicé una imagendel Gran Premio de Cheste, </text:span></text:span><text:span text:style-name="Strong_20_Emphasis"><text:span text:style-name="T8">rodeada por arriba y abajo</text:span></text:span><text:span text:style-name="Strong_20_Emphasis"><text:span text:style-name="T7"> por divisores rojos </text:span></text:span><text:span text:style-name="Strong_20_Emphasis"><text:span text:style-name="T9">del mismo tono que el rojo utilizado en la pagina web</text:span></text:span><text:span text:style-name="Strong_20_Emphasis"><text:span text:style-name="T7">, que no solo </text:span></text:span><text:span text:style-name="Strong_20_Emphasis"><text:span text:style-name="T9">dinamizan el correo</text:span></text:span><text:span text:style-name="Strong_20_Emphasis"><text:span text:style-name="T7">, sino que también actúan como marcadores visuales para separar la información clave y guiar la vista hacia el contenido central.</text:span></text:span><text:bookmark-end text:name="__DdeLink__20_1820316870"/></text:p>
      <text:p text:style-name="P3"><text:span text:style-name="Strong_20_Emphasis"><text:span text:style-name="T7"/></text:span></text:p>
      <text:p text:style-name="P4"><text:bookmark-start text:name="__DdeLink__22_1820316870"/><text:span text:style-name="Strong_20_Emphasis"><text:span text:style-name="T7">Una vez captada la atención y presentada la recompensa </text:span></text:span><text:span text:style-name="Strong_20_Emphasis"><text:span text:style-name="T10">en este caso unas entradas para el GP de Cheste</text:span></text:span><text:span text:style-name="Strong_20_Emphasis"><text:span text:style-name="T7">, </text:span></text:span><text:span text:style-name="Strong_20_Emphasis"><text:span text:style-name="T11">el siguiente paso fue destacar la importancia y la exclusividad de la posible recompensa </text:span></text:span><text:span text:style-name="Strong_20_Emphasis"><text:span text:style-name="T12">por eso palabras como ‘oportunidad irepetible’ o ‘una vez en la vida’ estan en negrita para destacar y asi generar una sensación de exclusividad, impulsando al usuario a participar lo antes posible.</text:span></text:span><text:bookmark-end text:name="__DdeLink__22_1820316870"/></text:p>
      <text:p text:style-name="P4"><text:span text:style-name="Strong_20_Emphasis"><text:span text:style-name="T12"/></text:span></text:p>
      <text:p text:style-name="P5"><text:bookmark-start text:name="__DdeLink__247_2018669278"/><text:bookmark-start text:name="__DdeLink__244_2018669278"/><text:span text:style-name="Strong_20_Emphasis"><text:span text:style-name="T13">Para reforzar el sentimiento de urgencia y guiar al usuario al boton donde realizar la encuesta se incluye un parrafo donde se dice la fecha limite de participación para aumentar la urgencia en el lector, </text:span></text:span><text:span text:style-name="Strong_20_Emphasis"><text:span text:style-name="T14">ademas este parrafo esta </text:span></text:span><text:span text:style-name="Strong_20_Emphasis"><text:span text:style-name="T15">con un fondo rojo para que destaque y asi que la vista se diriga a </text:span></text:span><text:span text:style-name="Strong_20_Emphasis"><text:span text:style-name="T13"><text:s/></text:span></text:span><text:bookmark-end text:name="__DdeLink__247_2018669278"/><text:bookmark-end text:name="__DdeLink__244_2018669278"/><text:span text:style-name="Strong_20_Emphasis"><text:span text:style-name="T18">la llamada</text:span></text:span><text:span text:style-name="Strong_20_Emphasis"><text:span text:style-name="T15"> a la acción.</text:span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7:49.283625018</meta:creation-date>
    <dc:date>2025-05-21T19:36:13.462151421</dc:date>
    <meta:editing-duration>PT27M37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440" meta:character-count="2458" meta:non-whitespace-character-count="2022"/>
  </office:meta>
</office:document-meta>
</file>